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3ebd2" officeooo:paragraph-rsid="0013ebd2"/>
    </style:style>
    <style:style style:name="P2" style:family="paragraph" style:parent-style-name="Standard">
      <style:text-properties officeooo:rsid="0015db2a" officeooo:paragraph-rsid="0015db2a"/>
    </style:style>
    <style:style style:name="P3" style:family="paragraph" style:parent-style-name="Standard">
      <style:text-properties officeooo:rsid="0015db2a" officeooo:paragraph-rsid="001703d2"/>
    </style:style>
    <style:style style:name="P4" style:family="paragraph" style:parent-style-name="Standard">
      <style:text-properties officeooo:rsid="0015db2a" officeooo:paragraph-rsid="001ae5fa"/>
    </style:style>
    <style:style style:name="P5" style:family="paragraph" style:parent-style-name="Standard">
      <style:text-properties officeooo:rsid="0015db2a" officeooo:paragraph-rsid="001d1356"/>
    </style:style>
    <style:style style:name="P6" style:family="paragraph" style:parent-style-name="Standard">
      <style:text-properties officeooo:rsid="0015db2a" officeooo:paragraph-rsid="001f356a"/>
    </style:style>
    <style:style style:name="P7" style:family="paragraph" style:parent-style-name="Standard">
      <style:text-properties officeooo:paragraph-rsid="001b74e2"/>
    </style:style>
    <style:style style:name="P8" style:family="paragraph" style:parent-style-name="Standard">
      <style:text-properties fo:color="#ce181e" fo:font-weight="bold" officeooo:rsid="0015db2a" officeooo:paragraph-rsid="001f356a" style:font-weight-asian="bold" style:font-weight-complex="bold"/>
    </style:style>
    <style:style style:name="P9" style:family="paragraph" style:parent-style-name="Standard">
      <style:text-properties officeooo:rsid="001f356a" officeooo:paragraph-rsid="001f356a"/>
    </style:style>
    <style:style style:name="P10" style:family="paragraph" style:parent-style-name="Standard">
      <style:text-properties officeooo:rsid="001f356a" officeooo:paragraph-rsid="001f3e76"/>
    </style:style>
    <style:style style:name="P11" style:family="paragraph" style:parent-style-name="Standard">
      <style:text-properties officeooo:rsid="001f356a" officeooo:paragraph-rsid="0022f0fa"/>
    </style:style>
    <style:style style:name="P12" style:family="paragraph" style:parent-style-name="Standard">
      <style:text-properties officeooo:rsid="0022f0fa" officeooo:paragraph-rsid="0022f0fa"/>
    </style:style>
    <style:style style:name="P13" style:family="paragraph" style:parent-style-name="Standard">
      <style:text-properties officeooo:rsid="00237d46" officeooo:paragraph-rsid="00237d46"/>
    </style:style>
    <style:style style:name="P14" style:family="paragraph" style:parent-style-name="Standard">
      <style:text-properties officeooo:rsid="00247279" officeooo:paragraph-rsid="00247279"/>
    </style:style>
    <style:style style:name="T1" style:family="text">
      <style:text-properties officeooo:rsid="0015db2a"/>
    </style:style>
    <style:style style:name="T2" style:family="text">
      <style:text-properties officeooo:rsid="001703d2"/>
    </style:style>
    <style:style style:name="T3" style:family="text">
      <style:text-properties officeooo:rsid="0018ecee"/>
    </style:style>
    <style:style style:name="T4" style:family="text">
      <style:text-properties officeooo:rsid="001ae5fa"/>
    </style:style>
    <style:style style:name="T5" style:family="text">
      <style:text-properties officeooo:rsid="001b74e2"/>
    </style:style>
    <style:style style:name="T6" style:family="text">
      <style:text-properties fo:font-weight="bold"/>
    </style:style>
    <style:style style:name="T7" style:family="text">
      <style:text-properties fo:color="#ce181e" fo:font-weight="bold" officeooo:rsid="0015db2a" style:font-weight-asian="bold" style:font-weight-complex="bold"/>
    </style:style>
    <style:style style:name="T8" style:family="text">
      <style:text-properties fo:color="#ce181e" fo:font-weight="bold" officeooo:rsid="001e6b8a" style:font-weight-asian="bold" style:font-weight-complex="bold"/>
    </style:style>
    <style:style style:name="T9" style:family="text">
      <style:text-properties fo:color="#ce181e" fo:font-weight="bold" officeooo:rsid="001c6da7" style:font-weight-asian="bold" style:font-weight-complex="bold"/>
    </style:style>
    <style:style style:name="T10" style:family="text">
      <style:text-properties fo:color="#ce181e" fo:font-weight="bold" officeooo:rsid="001b74e2" style:font-weight-asian="bold" style:font-weight-complex="bold"/>
    </style:style>
    <style:style style:name="T11" style:family="text">
      <style:text-properties fo:color="#ce181e" fo:font-weight="bold" officeooo:rsid="001f3e76" style:font-weight-asian="bold" style:font-weight-complex="bold"/>
    </style:style>
    <style:style style:name="T12" style:family="text">
      <style:text-properties officeooo:rsid="001c6da7"/>
    </style:style>
    <style:style style:name="T13" style:family="text">
      <style:text-properties officeooo:rsid="001d1356"/>
    </style:style>
    <style:style style:name="T14" style:family="text">
      <style:text-properties officeooo:rsid="001e6b8a"/>
    </style:style>
    <style:style style:name="T15" style:family="text">
      <style:text-properties officeooo:rsid="001f356a"/>
    </style:style>
    <style:style style:name="T16" style:family="text">
      <style:text-properties officeooo:rsid="001f3e76"/>
    </style:style>
    <style:style style:name="T17" style:family="text">
      <style:text-properties fo:color="#000000" fo:font-weight="normal" officeooo:rsid="001f3e76" style:font-weight-asian="normal" style:font-weight-complex="normal"/>
    </style:style>
    <style:style style:name="T18" style:family="text">
      <style:text-properties fo:color="#000000" fo:font-weight="normal" officeooo:rsid="0020f157" style:font-weight-asian="normal" style:font-weight-complex="normal"/>
    </style:style>
    <style:style style:name="T19" style:family="text">
      <style:text-properties officeooo:rsid="0022f0f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perties File Concept in Selenium Framework:</text:p>
      <text:p text:style-name="P1"/>
      <text:p text:style-name="P2">Topics which we will deal here:<text:line-break/>1. What is a Properties file.</text:p>
      <text:p text:style-name="P2">2.How to create a properties file</text:p>
      <text:p text:style-name="P2">3.How to get data from propwrties file<text:line-break/>4.How to set data to properties file<text:line-break/>5.Run test Using propweties file<text:line-break/></text:p>
      <text:p text:style-name="P7"><text:span text:style-name="T1"><text:s/></text:span><text:span text:style-name="T7">Small Description on Properties class in java:</text:span></text:p>
      <text:p text:style-name="P7"><text:span text:style-name="T1"><text:line-break/> <text:s text:c="3"/></text:span>The <text:span text:style-name="T6">properties</text:span> object contains key and value pair both as a string. The java.util.Properties class is the subclass of Hashtable. </text:p>
      <text:p text:style-name="Text_20_body">It can be used to get property value based on the property key. The Properties class provides methods to get data from the properties file and store data into the properties file. Moreover, it can be used to get the properties of a system.</text:p>
      <text:p text:style-name="P2"/>
      <text:p text:style-name="P2">** 1. Any file with .properties extension is know as properties file.</text:p>
      <text:p text:style-name="P3"><text:s text:c="4"/>Example. Config.properties.</text:p>
      <text:p text:style-name="P3"><text:line-break/> <text:s text:c="3"/><text:span text:style-name="T2">In Java we set properties using Key Value pair like (Key=value)</text:span></text:p>
      <text:p text:style-name="P3"><text:s text:c="4"/><text:span text:style-name="T2">Example:<text:line-break/> <text:s text:c="6"/>browser = firefox.</text:span></text:p>
      <text:p text:style-name="P3"/>
      <text:p text:style-name="P3">** <text:span text:style-name="T3">2. Create a new file inside your java project and name it with .properties extention.</text:span></text:p>
      <text:p text:style-name="P4"><text:s text:c="8"/><text:span text:style-name="T3">Steps to create Properties file in Project.<text:line-break/> <text:s text:c="6"/>a) Create a new Package under the project and give name as “Config”<text:line-break/> <text:s text:c="6"/>b) Create a file under Config having name config.properties</text:span></text:p>
      <text:p text:style-name="P4"><text:s text:c="7"/><text:span text:style-name="T4">c)Inside Properties file use key value concept like <text:line-break/> <text:s text:c="10"/>eg. Browser = Chrome.</text:span></text:p>
      <text:p text:style-name="P4"/>
      <text:p text:style-name="P6">** <text:span text:style-name="T5">3. How to get data(read the data) from the properties file<text:line-break/> <text:s text:c="4"/>Steps:</text:span></text:p>
      <text:p text:style-name="P6"><text:span text:style-name="T5"><text:line-break/> <text:s text:c="5"/>1. </text:span><text:span text:style-name="T10">To Create a object of Properties class<text:line-break/> <text:s text:c="5"/>Properties prop = new Properties();</text:span></text:p>
      <text:p text:style-name="P4"/>
      <text:p text:style-name="P4"><text:s text:c="6"/><text:span text:style-name="T12">2.open the Properties file into read mode and store it into object having name input.</text:span></text:p>
      <text:p text:style-name="P4"><text:s text:c="6"/><text:span text:style-name="T9">InputStream input =new FileInputStream(“location of the properties file”)</text:span></text:p>
      <text:p text:style-name="P4"><text:s text:c="5"/></text:p>
      <text:p text:style-name="P5"><text:s text:c="5"/><text:span text:style-name="T13">Point to be remember:</text:span></text:p>
      <text:p text:style-name="P5"><text:span text:style-name="T13"><text:line-break/> <text:s text:c="6"/>Location of the properties file can be differ based on our working directory so better is to make <text:s text:c="2"/></text:span></text:p>
      <text:p text:style-name="P5"><text:span text:style-name="T13"><text:s text:c="7"/>it more user friendly which can be applicable for all.</text:span></text:p>
      <text:p text:style-name="P5"><text:span text:style-name="T13"><text:s text:c="6"/>So for that purpose We can first use “System.getProperty(“user.dir”)”;</text:span></text:p>
      <text:p text:style-name="P5"><text:span text:style-name="T13"><text:s text:c="6"/>it will return the path of our current working directory then we can append it with src/test/java.<text:line-break/> </text:span></text:p>
      <text:p text:style-name="P4"><text:s text:c="7"/><text:span text:style-name="T14">Finally we can use:<text:line-break/> <text:s text:c="6"/></text:span><text:span text:style-name="T8">String projectPath= System.getProperty(“user.dir”);</text:span></text:p>
      <text:p text:style-name="P8"><text:s text:c="7"/><text:span text:style-name="T14">InputStream input new FileInputStream(projectPath+”/src/test/java/......”);</text:span></text:p>
      <text:p text:style-name="P6"><text:span text:style-name="T14"><text:s text:c="2"/></text:span></text:p>
      <text:p text:style-name="P6"><text:soft-page-break/><text:span text:style-name="T14"><text:s text:c="5"/>3.<text:line-break/> <text:s text:c="5"/>Since file will be containg simple text so first need to convert it into properties file<text:line-break/> <text:s text:c="6"/>Prop.load(input)<text:line-break/><text:line-break/> <text:s text:c="4"/>4.</text:span></text:p>
      <text:p text:style-name="P6"><text:span text:style-name="T14"><text:s text:c="6"/>now we can get the values based on Key <text:line-break/> <text:s text:c="5"/></text:span><text:span text:style-name="T8">prop.getProperty(“Browser”);</text:span><text:span text:style-name="T14"><text:line-break/></text:span></text:p>
      <text:p text:style-name="P6">** <text:span text:style-name="T15">4: </text:span></text:p>
      <text:p text:style-name="P9"><text:s text:c="7"/>Setting data to properties file:</text:p>
      <text:p text:style-name="P9"><text:s text:c="4"/></text:p>
      <text:p text:style-name="P9"><text:s text:c="3"/><text:span text:style-name="T16">Steps are almost same to set the data’s to the properties file.<text:line-break/> <text:s text:c="2"/>Steps:<text:line-break/> <text:s text:c="10"/>1. Create a instanceof Properties class:<text:line-break/> <text:s text:c="10"/>Properties prop = new Properties();</text:span></text:p>
      <text:p text:style-name="P9"><text:s text:c="10"/></text:p>
      <text:p text:style-name="P10"><text:span text:style-name="T16"><text:s text:c="12"/>2. ope the properties file into write mode:<text:line-break/> <text:s text:c="10"/>OutputStream output = new FileOutputStream(“location of the properties file”);<text:line-break/></text:span></text:p>
      <text:p text:style-name="P10"><text:span text:style-name="T11">Note: How to provide proper location i already discussed earlier.</text:span></text:p>
      <text:p text:style-name="P10"><text:span text:style-name="T11"/></text:p>
      <text:p text:style-name="P10"><text:span text:style-name="T17"><text:s text:c="11"/>3 . prop.setProperty(“name”,”MS”);<text:line-break/> <text:s text:c="10"/>Set the value in key value formate.</text:span></text:p>
      <text:p text:style-name="P10"><text:span text:style-name="T17"><text:s text:c="11"/></text:span></text:p>
      <text:p text:style-name="P11"><text:span text:style-name="T17"><text:s text:c="11"/>4.after the we need to store it into properties file<text:line-break/> <text:s text:c="11"/>prop.store(output,”</text:span><text:span text:style-name="T18">comments</text:span><text:span text:style-name="T17">”);</text:span></text:p>
      <text:p text:style-name="P11"/>
      <text:p text:style-name="P11"><text:span text:style-name="T19"><text:s text:c="52"/>That’s all about property file. <text:line-break/></text:span></text:p>
      <text:p text:style-name="P12">*Important point: To provide the comment in properties file we can use # or ! .</text:p>
      <text:p text:style-name="P13">*We can also provide checkpoint to double click on the particular line and after that we need to <text:s/>press f5 or f6 for line by line execution, this will show exect error.</text:p>
      <text:p text:style-name="P14">Make sure after checkpoint u are execution your programe in debug mod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9T14:27:59.113518765</meta:creation-date>
    <dc:date>2019-09-19T16:12:21.667647802</dc:date>
    <meta:editing-duration>PT30M27S</meta:editing-duration>
    <meta:editing-cycles>8</meta:editing-cycles>
    <meta:generator>LibreOffice/6.0.7.3$Linux_X86_64 LibreOffice_project/00m0$Build-3</meta:generator>
    <meta:document-statistic meta:table-count="0" meta:image-count="0" meta:object-count="0" meta:page-count="2" meta:paragraph-count="43" meta:word-count="491" meta:character-count="3405" meta:non-whitespace-character-count="2565"/>
  </office:meta>
</office:document-meta>
</file>